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  <style:style style:name="T1" style:family="text">
      <style:text-properties fo:color="#c9211e" loext:opacity="100%"/>
    </style:style>
    <style:style style:name="T2" style:family="text">
      <style:text-properties officeooo:rsid="000890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/><text:span text:style-name="T1">INSTRUCTIONS :</text:span></text:p>
      <text:p text:style-name="Standard"><text:s/>1. Remplissez toutes les sections ci-dessous avec vos informations spécifiques</text:p>
      <text:p text:style-name="Standard"><text:s/>2. Remplacez les valeurs d'exemple par vos données réelles</text:p>
      <text:p text:style-name="Standard"><text:s/>3. Assurez-vous que toutes les URLs, numéros de téléphone et adresses e-mail sont correctes</text:p>
      <text:p text:style-name="Standard"><text:s/>4. Fournissez des images de haute qualité pour les logos et l'identité de marque</text:p>
      <text:p text:style-name="Standard"><text:s/>5. Mettez à jour le contenu pour refléter votre message d'entreprise</text:p>
      <text:p text:style-name="Standard"/>
      <text:p text:style-name="Standard"/>
      <text:p text:style-name="Standard"/>
      <text:p text:style-name="Standard"><text:s/><text:span text:style-name="T1">Localisation et Adresse</text:span></text:p>
      <text:p text:style-name="Standard">PAYS: "Cameroun"</text:p>
      <text:p text:style-name="Standard">VILLE: "Douala/Yaoundé"</text:p>
      <text:p text:style-name="Standard">ADRESSE: "123 Avenue des Affaires, Quartier Business"</text:p>
      <text:p text:style-name="Standard">CODE_POSTAL: "BP 12345"</text:p>
      <text:p text:style-name="Standard"/>
      <text:p text:style-name="Standard"/>
      <text:p text:style-name="P1"># Contact Principal</text:p>
      <text:p text:style-name="Standard">TELEPHONE_PRINCIPAL: "+237 6XX XXX XXX"</text:p>
      <text:p text:style-name="Standard"/>
      <text:p text:style-name="P1"># Adresses E-mail</text:p>
      <text:p text:style-name="Standard">EMAIL_PRINCIPAL: "contact@votreentreprise.com"</text:p>
      <text:p text:style-name="Standard"/>
      <text:p text:style-name="P1"># WhatsApp <text:s/></text:p>
      <text:p text:style-name="Standard">NUMERO_WHATSAPP: "+237 6XX XXX XXX"</text:p>
      <text:p text:style-name="Standard"/>
      <text:p text:style-name="P1"># Liens Réseaux Sociaux</text:p>
      <text:p text:style-name="Standard">URL_FACEBOOK: "https://facebook.com/votreentreprise"</text:p>
      <text:p text:style-name="Standard">URL_INSTAGRAM: "https://instagram.com/votreentreprise"</text:p>
      <text:p text:style-name="Standard">URL_LINKEDIN: "https://linkedin.com/company/votreentreprise"</text:p>
      <text:p text:style-name="Standard">URL_TWITTER: "https://twitter.com/votreentreprise"</text:p>
      <text:p text:style-name="Standard">URL_YOUTUBE: "https://youtube.com/@votreentreprise"</text:p>
      <text:p text:style-name="Standard"/>
      <text:p text:style-name="P1"># Profil Google Business</text:p>
      <text:p text:style-name="Standard">URL_GOOGLE_MAPS: "https://maps.google.com/?q=Votre+Entreprise+Douala"</text:p>
      <text:p text:style-name="Standard"/>
      <text:p text:style-name="P1"># Fichiers Logo (fournir ces fichiers)</text:p>
      <text:p text:style-name="Standard">LOGO_PRINCIPAL: "logo-principal.png" <text:s text:c="9"/></text:p>
      <text:p text:style-name="Standard">LOGO_BLANC: "logo-blanc.png" <text:s text:c="7"/></text:p>
      <text:p text:style-name="Standard">LOGO_ICONE: "logo-icone.png" <text:s text:c="7"/></text:p>
      <text:p text:style-name="Standard">LOGO_SOMBRE: "logo-sombre.png" <text:s text:c="10"/></text:p>
      <text:p text:style-name="Standard"/>
      <text:p text:style-name="P1"># Ressources de Marque</text:p>
      <text:p text:style-name="Standard">IMAGE_FOND_HERO: "hero-bg.jpg" # Image de fond de la section héros</text:p>
      <text:p text:style-name="Standard"/>
      <text:p text:style-name="P1">STATISTIQUES_HERO<text:span text:style-name="T2">(fournir les valuer reel )</text:span></text:p>
      <text:p text:style-name="Standard"><text:s text:c="2"/>- label: "Projets Réalisés"</text:p>
      <text:p text:style-name="Standard"><text:s text:c="4"/>value: "150+"</text:p>
      <text:p text:style-name="Standard"><text:s text:c="2"/>- label: "Clients Satisfaits"</text:p>
      <text:p text:style-name="Standard"><text:s text:c="4"/>value: "95%"</text:p>
      <text:p text:style-name="Standard"><text:s text:c="2"/>- label: "Années d'Expérience"</text:p>
      <text:p text:style-name="Standard"><text:s text:c="4"/>value: "8+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EclipseSpark </meta:initial-creator>
    <meta:creation-date>2011-11-28T23:36:19</meta:creation-date>
    <meta:generator>LibreOffice/25.2.3.2$Linux_X86_64 LibreOffice_project/520$Build-2</meta:generator>
    <dc:date>2025-10-02T22:52:38.908740050</dc:date>
    <meta:editing-duration>PT1M52S</meta:editing-duration>
    <meta:editing-cycles>1</meta:editing-cycles>
    <meta:document-statistic meta:table-count="0" meta:image-count="0" meta:object-count="0" meta:page-count="1" meta:paragraph-count="39" meta:word-count="168" meta:character-count="1553" meta:non-whitespace-character-count="1360"/>
  </office:meta>
</office:document-meta>
</file>